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6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9" office:value-type="string" calcext:value-type="string">
            <text:p><text:s/>- </text:p>
          </table:covered-table-cell>
          <table:covered-table-cell table:number-columns-repeated="2" table:style-name="ce9"/>
          <table:covered-table-cell table:style-name="ce12"/>
          <table:table-cell table:number-columns-repeated="14"/>
        </table:table-row>
        <table:table-row table:style-name="ro2">
          <table:table-cell table:number-columns-repeated="21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0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4" office:value-type="string" calcext:value-type="string">
            <text:p>IMPORTE</text:p>
          </table:table-cell>
          <table:table-cell table:style-name="ce14" office:value-type="string" calcext:value-type="string">
            <text:p>IVA 21%</text:p>
          </table:table-cell>
          <table:table-cell table:style-name="ce14" office:value-type="string" calcext:value-type="string">
            <text:p>IVA 10,5%</text:p>
          </table:table-cell>
          <table:table-cell table:style-name="ce14" office:value-type="string" calcext:value-type="string">
            <text:p>IVA 27%</text:p>
          </table:table-cell>
          <table:table-cell table:style-name="ce14" office:value-type="string" calcext:value-type="string">
            <text:p>IIBB</text:p>
          </table:table-cell>
          <table:table-cell table:style-name="ce14" office:value-type="string" calcext:value-type="string">
            <text:p>IIB Desc</text:p>
          </table:table-cell>
          <table:table-cell table:style-name="ce18" office:value-type="string" calcext:value-type="string">
            <text:p>TOTAL</text:p>
          </table:table-cell>
          <table:table-cell/>
          <table:table-cell table:style-name="ce7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1"/>
          <table:covered-table-cell table:number-columns-repeated="2" table:style-name="ce7"/>
          <table:covered-table-cell table:style-name="ce13"/>
          <table:covered-table-cell table:number-columns-repeated="3" table:style-name="ce7"/>
          <table:covered-table-cell table:style-name="ce15"/>
          <table:covered-table-cell table:style-name="ce17"/>
          <table:covered-table-cell table:number-columns-repeated="4" table:style-name="ce15"/>
          <table:covered-table-cell table:style-name="ce19"/>
          <table:covered-table-cell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8" office:value-type="string" calcext:value-type="string">
            <text:p><text:a xlink:href="relatorio://invoice.address" xlink:type="simple">invoice.address</text:a></text:p>
          </table:table-cell>
          <table:table-cell table:style-name="ce8" office:value-type="string" calcext:value-type="string">
            <text:p><text:a xlink:href="relatorio://invoice.subdivision" xlink:type="simple">invoice.subdivision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6" office:value-type="string" calcext:value-type="string">
            <text:p><text:a xlink:href="relatorio://invoice.untaxed_amount" xlink:type="simple">invoice.untaxed_amount</text:a></text:p>
          </table:table-cell>
          <table:table-cell table:style-name="ce16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6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6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6" office:value-type="string" calcext:value-type="string">
            <text:p><text:a xlink:href="relatorio://get_iibb(invoice)" xlink:type="simple">get_iibb(invoice)</text:a></text:p>
          </table:table-cell>
          <table:table-cell table:style-name="ce16" office:value-type="string" calcext:value-type="string">
            <text:p><text:a xlink:href="relatorio://get_iibb_name(invoice)" xlink:type="simple">get_iibb_name(invoice)</text:a></text:p>
          </table:table-cell>
          <table:table-cell table:style-name="ce16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6"/>
          <table:table-cell table:style-name="ce16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53:48.034829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8:54:39.735803606</dc:date>
    <dc:creator>Luciano Rossi</dc:creator>
    <meta:editing-duration>PT3H31M35S</meta:editing-duration>
    <meta:editing-cycles>32</meta:editing-cycles>
    <meta:document-statistic meta:table-count="1" meta:cell-count="38" meta:object-count="0"/>
  </office:meta>
</office:document-meta>
</file>